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Raleway" svg:font-family="Raleway, sans-serif"/>
    <style:font-face style:name="monospace" svg:font-family="monospace,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e547" officeooo:paragraph-rsid="0018e547"/>
    </style:style>
    <style:style style:name="P2" style:family="paragraph" style:parent-style-name="Standard">
      <style:text-properties officeooo:rsid="0018e547" officeooo:paragraph-rsid="001e12cf"/>
    </style:style>
    <style:style style:name="P3" style:family="paragraph" style:parent-style-name="Standard">
      <style:text-properties officeooo:rsid="0018e547" officeooo:paragraph-rsid="001e63c4"/>
    </style:style>
    <style:style style:name="P4" style:family="paragraph" style:parent-style-name="Standard">
      <style:text-properties officeooo:rsid="0018e547" officeooo:paragraph-rsid="001fe20f"/>
    </style:style>
    <style:style style:name="P5" style:family="paragraph" style:parent-style-name="Standard">
      <style:text-properties officeooo:rsid="0018e547" officeooo:paragraph-rsid="002105c8"/>
    </style:style>
    <style:style style:name="P6" style:family="paragraph" style:parent-style-name="Standard">
      <style:text-properties officeooo:rsid="0018e547" officeooo:paragraph-rsid="00223051"/>
    </style:style>
    <style:style style:name="P7" style:family="paragraph" style:parent-style-name="Standard">
      <style:text-properties officeooo:rsid="0018e547" officeooo:paragraph-rsid="002376d1"/>
    </style:style>
    <style:style style:name="P8" style:family="paragraph" style:parent-style-name="Standard">
      <style:text-properties officeooo:rsid="0018e547" officeooo:paragraph-rsid="002444f2"/>
    </style:style>
    <style:style style:name="P9" style:family="paragraph" style:parent-style-name="Standard">
      <style:text-properties officeooo:rsid="00281862" officeooo:paragraph-rsid="00281862"/>
    </style:style>
    <style:style style:name="P10" style:family="paragraph" style:parent-style-name="Standard">
      <style:text-properties officeooo:rsid="002aabe1" officeooo:paragraph-rsid="002aabe1"/>
    </style:style>
    <style:style style:name="P11" style:family="paragraph" style:parent-style-name="Standard">
      <style:text-properties officeooo:rsid="002dfe67" officeooo:paragraph-rsid="002dfe67"/>
    </style:style>
    <style:style style:name="P12" style:family="paragraph" style:parent-style-name="Standard">
      <style:text-properties officeooo:rsid="0030fb71" officeooo:paragraph-rsid="0030fb71"/>
    </style:style>
    <style:style style:name="P13" style:family="paragraph" style:parent-style-name="Standard">
      <style:text-properties officeooo:paragraph-rsid="0030fb71"/>
    </style:style>
    <style:style style:name="P14" style:family="paragraph" style:parent-style-name="Standard">
      <style:text-properties officeooo:rsid="00331db7" officeooo:paragraph-rsid="00331db7"/>
    </style:style>
    <style:style style:name="P15" style:family="paragraph" style:parent-style-name="Standard">
      <style:text-properties fo:font-variant="normal" fo:text-transform="none" fo:color="#000000" style:font-name="Raleway" fo:font-size="12pt" fo:letter-spacing="normal" fo:font-style="normal" fo:font-weight="normal" officeooo:rsid="00331db7" officeooo:paragraph-rsid="00331db7"/>
    </style:style>
    <style:style style:name="P16" style:family="paragraph" style:parent-style-name="Standard">
      <style:text-properties fo:font-variant="normal" fo:text-transform="none" fo:color="#000000" style:font-name="Raleway" fo:font-size="12pt" fo:letter-spacing="normal" fo:font-style="normal" fo:font-weight="normal" officeooo:rsid="0037e431" officeooo:paragraph-rsid="0037e431"/>
    </style:style>
    <style:style style:name="P17" style:family="paragraph" style:parent-style-name="Text_20_body">
      <style:text-properties officeooo:rsid="002dfe67" officeooo:paragraph-rsid="002dfe67"/>
    </style:style>
    <style:style style:name="P18" style:family="paragraph" style:parent-style-name="Text_20_body">
      <style:paragraph-properties fo:margin-left="0in" fo:margin-right="0in" fo:margin-top="0in" fo:margin-bottom="0.2709in" loext:contextual-spacing="false" fo:orphans="2" fo:widows="2" fo:text-indent="0in" style:auto-text-indent="false" fo:padding="0in" fo:border="none"/>
    </style:style>
    <style:style style:name="P19" style:family="paragraph" style:parent-style-name="Heading_20_1">
      <style:text-properties fo:font-variant="normal" fo:text-transform="none" fo:color="#000000" style:font-name="Raleway" fo:font-size="27pt" fo:letter-spacing="normal" fo:font-style="normal" fo:font-weight="bold"/>
    </style:style>
    <style:style style:name="T1" style:family="text">
      <style:text-properties fo:font-variant="normal" fo:text-transform="none" fo:color="#cb7832" style:font-name="monospace" fo:font-size="12pt" fo:letter-spacing="normal" fo:font-style="normal" fo:font-weight="normal"/>
    </style:style>
    <style:style style:name="T2" style:family="text">
      <style:text-properties fo:font-variant="normal" fo:text-transform="none" fo:color="#cb7832" style:font-name="monospace" fo:font-size="12pt" fo:letter-spacing="normal" fo:font-style="normal" fo:font-weight="normal" officeooo:rsid="0028e5c2"/>
    </style:style>
    <style:style style:name="T3" style:family="text">
      <style:text-properties fo:font-variant="normal" fo:text-transform="none" fo:color="#cb7832" style:font-name="monospace" fo:font-size="12pt" fo:letter-spacing="normal" fo:font-style="normal" fo:font-weight="normal" officeooo:rsid="002b1068"/>
    </style:style>
    <style:style style:name="T4" style:family="text">
      <style:text-properties fo:font-variant="normal" fo:text-transform="none" fo:color="#cb7832" style:font-name="monospace" fo:font-size="12pt" fo:letter-spacing="normal" fo:font-style="normal" fo:font-weight="normal" officeooo:rsid="002b4b11"/>
    </style:style>
    <style:style style:name="T5" style:family="text">
      <style:text-properties fo:font-variant="normal" fo:text-transform="none" fo:color="#cb7832" style:font-name="monospace" fo:font-size="12pt" fo:letter-spacing="normal" fo:font-style="normal" fo:font-weight="normal" officeooo:rsid="0034cb55"/>
    </style:style>
    <style:style style:name="T6" style:family="text">
      <style:text-properties fo:font-variant="normal" fo:text-transform="none" fo:letter-spacing="normal"/>
    </style:style>
    <style:style style:name="T7" style:family="text">
      <style:text-properties fo:font-variant="normal" fo:text-transform="none" style:font-name="monospace" fo:font-size="12pt" fo:letter-spacing="normal" fo:font-style="normal" fo:font-weight="normal"/>
    </style:style>
    <style:style style:name="T8" style:family="text">
      <style:text-properties fo:font-variant="normal" fo:text-transform="none" style:font-name="monospace" fo:font-size="12pt" fo:letter-spacing="normal" fo:font-style="normal" fo:font-weight="normal" officeooo:rsid="0030fb71"/>
    </style:style>
    <style:style style:name="T9" style:family="text">
      <style:text-properties fo:font-variant="normal" fo:text-transform="none" fo:color="#b9b9b9" style:font-name="monospace" fo:font-size="12pt" fo:letter-spacing="normal" fo:font-style="normal" fo:font-weight="normal"/>
    </style:style>
    <style:style style:name="T10" style:family="text">
      <style:text-properties fo:font-variant="normal" fo:text-transform="none" fo:color="#6a8759" style:font-name="monospace" fo:font-size="12pt" fo:letter-spacing="normal" fo:font-style="normal" fo:font-weight="normal"/>
    </style:style>
    <style:style style:name="T11" style:family="text">
      <style:text-properties fo:font-variant="normal" fo:text-transform="none" fo:color="#000000" style:font-name="Raleway" fo:font-size="12pt" fo:letter-spacing="normal" fo:font-style="normal" fo:font-weight="normal"/>
    </style:style>
    <style:style style:name="T12" style:family="text">
      <style:text-properties fo:font-variant="normal" fo:text-transform="none" fo:color="#000000" style:font-name="Raleway" fo:font-size="12pt" fo:letter-spacing="normal" fo:font-style="normal" fo:font-weight="normal" fo:background-color="transparent" loext:char-shading-value="0"/>
    </style:style>
    <style:style style:name="T13" style:family="text">
      <style:text-properties fo:font-variant="normal" fo:text-transform="none" fo:color="#000000" style:font-name="Raleway" fo:font-size="12pt" fo:letter-spacing="normal" fo:font-style="normal" fo:font-weight="normal" fo:background-color="transparent" loext:char-shading-value="0"/>
    </style:style>
    <style:style style:name="T14" style:family="text">
      <style:text-properties fo:font-variant="normal" fo:text-transform="none" fo:color="#000000" style:font-name="monospace" fo:font-size="12pt" fo:letter-spacing="normal" fo:font-style="normal" fo:font-weight="normal"/>
    </style:style>
    <style:style style:name="T15" style:family="text">
      <style:text-properties fo:font-variant="normal" fo:text-transform="none" fo:color="#000000" style:font-name="monospace" fo:font-size="12pt" fo:letter-spacing="normal" fo:font-style="normal" fo:font-weight="normal" fo:background-color="#2b2b2b" loext:char-shading-value="0"/>
    </style:style>
    <style:style style:name="T16" style:family="text">
      <style:text-properties fo:font-variant="normal" fo:text-transform="none" fo:color="#000000" style:font-name="monospace" fo:font-size="12pt" fo:letter-spacing="normal" fo:font-style="normal" fo:font-weight="normal" fo:background-color="transparent" loext:char-shading-value="0"/>
    </style:style>
    <style:style style:name="T17" style:family="text">
      <style:text-properties fo:font-variant="normal" fo:text-transform="none" fo:color="#000000" style:font-name="monospace" fo:font-size="12pt" fo:letter-spacing="normal" fo:font-style="normal" fo:font-weight="normal" fo:background-color="transparent" loext:char-shading-value="0"/>
    </style:style>
    <style:style style:name="T18" style:family="text">
      <style:text-properties fo:font-variant="normal" fo:text-transform="none" fo:color="#ff0000" style:text-line-through-style="none" style:text-line-through-type="none" style:font-name="Raleway" fo:font-size="12pt" fo:letter-spacing="normal" fo:font-style="normal" style:text-underline-style="none" fo:font-weight="normal" style:text-blinking="false"/>
    </style:style>
    <style:style style:name="T19" style:family="text">
      <style:text-properties style:font-name="monospac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Mockito </text:h>
      <text:p text:style-name="Standard"/>
      <text:p text:style-name="P1">A java mocking framework that works with Junit and TestNG.</text:p>
      <text:p text:style-name="P1"/>
      <text:p text:style-name="P1"><text:span text:style-name="T1"/></text:p>
      <text:p text:style-name="P9"><text:span text:style-name="T1">1. </text:span><text:span text:style-name="T2">w</text:span><text:span text:style-name="T1">hen().then</text:span><text:span text:style-name="T5">Return</text:span><text:span text:style-name="T1">()</text:span></text:p>
      <text:p text:style-name="P9"><text:span text:style-name="T1"/></text:p>
      <text:p text:style-name="P10"><text:span text:style-name="T1">@Mock the </text:span><text:span text:style-name="T3">class A</text:span><text:span text:style-name="T1"> you want to test, </text:span><text:span text:style-name="T3">and use this object in another object B, and </text:span><text:span text:style-name="T4">call B.func, and test it with expected value.</text:span></text:p>
      <text:p text:style-name="P9"><text:span text:style-name="T1"/></text:p>
      <text:p text:style-name="P1"><text:span text:style-name="T1">public</text:span><text:span text:style-name="T6"> </text:span><text:span text:style-name="T1">interface</text:span><text:span text:style-name="T6"> </text:span><text:span text:style-name="T7">AddService</text:span><text:span text:style-name="T6"> </text:span><text:span text:style-name="T7">{ </text:span><text:span text:style-name="T1">public</text:span><text:span text:style-name="T7"> </text:span><text:span text:style-name="T1">int</text:span><text:span text:style-name="T7"> add(</text:span><text:span text:style-name="T1">int</text:span><text:span text:style-name="T9"> num1, </text:span><text:span text:style-name="T1">int</text:span><text:span text:style-name="T9"> num2</text:span><text:span text:style-name="T7">); }</text:span></text:p>
      <text:p text:style-name="P1"><text:span text:style-name="T7"/></text:p>
      <text:p text:style-name="P1"><text:span text:style-name="T7">public class AddServiceImpl implements AddService {</text:span></text:p>
      <text:p text:style-name="P1"><text:span text:style-name="T7"><text:tab/>@Override</text:span></text:p>
      <text:p text:style-name="P1"><text:span text:style-name="T7"><text:tab/>public int add(int num1, int num2) {</text:span></text:p>
      <text:p text:style-name="P1"><text:span text:style-name="T7"><text:tab/><text:tab/>System.out.println("**--- AddServiceImpl add executed ---**");</text:span></text:p>
      <text:p text:style-name="P1"><text:span text:style-name="T7"><text:tab/><text:tab/>return num1 + num2;</text:span></text:p>
      <text:p text:style-name="P1"><text:span text:style-name="T7"><text:tab/>}</text:span></text:p>
      <text:p text:style-name="P1"><text:span text:style-name="T7">}</text:span></text:p>
      <text:p text:style-name="P1"><text:span text:style-name="T7"/></text:p>
      <text:p text:style-name="P2"><text:span text:style-name="T1">public</text:span><text:span text:style-name="T7"> </text:span><text:span text:style-name="T1">class</text:span><text:span text:style-name="T7"> CalcService { </text:span></text:p>
      <text:p text:style-name="P2"><text:span text:style-name="T1"/></text:p>
      <text:p text:style-name="P2"><text:span text:style-name="T1">private</text:span><text:span text:style-name="T7"> AddService addService; </text:span></text:p>
      <text:p text:style-name="P3"><text:span text:style-name="T1">public</text:span><text:span text:style-name="T7"> CalcService(</text:span><text:span text:style-name="T9">AddService addService</text:span><text:span text:style-name="T7">) { </text:span></text:p>
      <text:p text:style-name="P4"><text:span text:style-name="T1"><text:tab/>this</text:span><text:span text:style-name="T7">.addService = addService; </text:span></text:p>
      <text:p text:style-name="P5"><text:span text:style-name="T7">} </text:span></text:p>
      <text:p text:style-name="P6"><text:span text:style-name="T1">public</text:span><text:span text:style-name="T7"> </text:span><text:span text:style-name="T1">int</text:span><text:span text:style-name="T7"> calc(</text:span><text:span text:style-name="T1">int</text:span><text:span text:style-name="T9"> num1, </text:span><text:span text:style-name="T1">int</text:span><text:span text:style-name="T9"> num2</text:span><text:span text:style-name="T7">) { </text:span></text:p>
      <text:p text:style-name="P7"><text:span text:style-name="T7"><text:tab/>System.</text:span><text:span text:style-name="T1">out</text:span><text:span text:style-name="T7">.println(</text:span><text:span text:style-name="T10">"**--- CalcService calc executed ---**"</text:span><text:span text:style-name="T7">); </text:span></text:p>
      <text:p text:style-name="P7"><text:span text:style-name="T1"><text:tab/>return</text:span><text:span text:style-name="T7"> addService.</text:span><text:span text:style-name="T1">add</text:span><text:span text:style-name="T7">(num1, num2); </text:span></text:p>
      <text:p text:style-name="P8"><text:span text:style-name="T7">} </text:span></text:p>
      <text:p text:style-name="P8"><text:span text:style-name="T7">}</text:span></text:p>
      <text:p text:style-name="P8"><text:span text:style-name="T7"/></text:p>
      <text:p text:style-name="P9"><text:span text:style-name="T7"/></text:p>
      <text:p text:style-name="P9"><text:span text:style-name="T7">This is the mockito test file,</text:span></text:p>
      <text:p text:style-name="P9"><text:span text:style-name="T7"/></text:p>
      <text:p text:style-name="P9"><text:span text:style-name="T7"/></text:p>
      <text:p text:style-name="P9"><text:span text:style-name="T7">package com.journaldev.mockito;</text:span></text:p>
      <text:p text:style-name="P9"><text:span text:style-name="T7"/></text:p>
      <text:p text:style-name="P9"><text:span text:style-name="T7">import static org.junit.jupiter.api.Assertions.assertEquals;</text:span></text:p>
      <text:p text:style-name="P9"><text:span text:style-name="T7">import static org.mockito.Mockito.when;</text:span></text:p>
      <text:p text:style-name="P9"><text:span text:style-name="T7"/></text:p>
      <text:p text:style-name="P9"><text:span text:style-name="T7">import org.junit.jupiter.api.BeforeEach;</text:span></text:p>
      <text:p text:style-name="P9"><text:span text:style-name="T7">import org.junit.jupiter.api.Test;</text:span></text:p>
      <text:p text:style-name="P9"><text:span text:style-name="T7">import org.mockito.Mock;</text:span></text:p>
      <text:p text:style-name="P9"><text:soft-page-break/><text:span text:style-name="T7">import org.mockito.MockitoAnnotations;</text:span></text:p>
      <text:p text:style-name="P9"><text:span text:style-name="T7">import com.journaldev.AddService;</text:span></text:p>
      <text:p text:style-name="P9"><text:span text:style-name="T7">import com.journaldev.CalcService;</text:span></text:p>
      <text:p text:style-name="P9"><text:span text:style-name="T7"/></text:p>
      <text:p text:style-name="P9"><text:span text:style-name="T7">public class CalcService2Test {</text:span></text:p>
      <text:p text:style-name="P9"><text:span text:style-name="T7"><text:tab/>CalcService calcService;</text:span></text:p>
      <text:p text:style-name="P9"><text:span text:style-name="T7"/></text:p>
      <text:p text:style-name="P9"><text:span text:style-name="T7"><text:tab/>@Mock</text:span></text:p>
      <text:p text:style-name="P9"><text:span text:style-name="T7"><text:tab/>AddService addService;</text:span></text:p>
      <text:p text:style-name="P9"><text:span text:style-name="T7"/></text:p>
      <text:p text:style-name="P9"><text:span text:style-name="T7"><text:tab/>@BeforeEach</text:span></text:p>
      <text:p text:style-name="P9"><text:span text:style-name="T7"><text:tab/>public void setup() {</text:span></text:p>
      <text:p text:style-name="P9"><text:span text:style-name="T7"><text:tab/><text:tab/>MockitoAnnotations.initMocks(this);</text:span></text:p>
      <text:p text:style-name="P9"><text:span text:style-name="T7"><text:tab/>}</text:span></text:p>
      <text:p text:style-name="P9"><text:span text:style-name="T7"/></text:p>
      <text:p text:style-name="P9"><text:span text:style-name="T7"><text:tab/>@Test</text:span></text:p>
      <text:p text:style-name="P9"><text:span text:style-name="T7"><text:tab/>public void testCalc() {</text:span></text:p>
      <text:p text:style-name="P9"><text:span text:style-name="T7"><text:tab/><text:tab/>System.out.println("**--- Test testCalc executed ---**");</text:span></text:p>
      <text:p text:style-name="P9"><text:span text:style-name="T7"/></text:p>
      <text:p text:style-name="P9"><text:span text:style-name="T7"><text:tab/><text:tab/>calcService = new CalcService(addService);</text:span></text:p>
      <text:p text:style-name="P9"><text:span text:style-name="T7"/></text:p>
      <text:p text:style-name="P9"><text:span text:style-name="T7"><text:tab/><text:tab/>int num1 = 11;</text:span></text:p>
      <text:p text:style-name="P9"><text:span text:style-name="T7"><text:tab/><text:tab/>int num2 = 12;</text:span></text:p>
      <text:p text:style-name="P9"><text:span text:style-name="T7"><text:tab/><text:tab/>int expected = 23;</text:span></text:p>
      <text:p text:style-name="P9"><text:span text:style-name="T7"/></text:p>
      <text:p text:style-name="P9"><text:span text:style-name="T7"><text:tab/><text:tab/>when(addService.add(num1, num2)).thenReturn(expected);</text:span></text:p>
      <text:p text:style-name="P9"><text:span text:style-name="T7"/></text:p>
      <text:p text:style-name="P9"><text:span text:style-name="T7"><text:tab/><text:tab/>int actual = calcService.calc(num1, num2);</text:span></text:p>
      <text:p text:style-name="P9"><text:span text:style-name="T7"/></text:p>
      <text:p text:style-name="P9"><text:span text:style-name="T7"><text:tab/><text:tab/>assertEquals(expected, actual);</text:span></text:p>
      <text:p text:style-name="P9"><text:span text:style-name="T7"/></text:p>
      <text:p text:style-name="P9"><text:span text:style-name="T7"><text:tab/>}</text:span></text:p>
      <text:p text:style-name="P9"><text:span text:style-name="T7">}</text:span></text:p>
      <text:p text:style-name="P8"><text:span text:style-name="T7"/></text:p>
      <text:p text:style-name="P11"><text:span text:style-name="T7">2. Mockito Verify Interaction</text:span></text:p>
      <text:p text:style-name="P17"><text:span text:style-name="T14"/></text:p>
      <text:p text:style-name="P17"><text:span text:style-name="T11">Mockito framework keeps track of all the method calls and their parameters to the mock object. Mockito</text:span><text:span text:style-name="T13"> </text:span><text:span text:style-name="Source_20_Text"><text:span text:style-name="T17">verify()</text:span></text:span><text:span text:style-name="T13"> method on the mock object verifies that a method is called with certain parameters. We can also specify the number of invocation logic, such as the exact number of times, at least specified number of times, less than specified number of times etc. We can use </text:span><text:span text:style-name="Source_20_Text"><text:span text:style-name="T17">VerificationModeFactory</text:span></text:span><text:span text:style-name="T13"> for number of invocation times logic.</text:span></text:p>
      <text:p text:style-name="P18"><text:a xlink:type="simple" xlink:href="https://www.journaldev.com/21855/mockito-verify" text:style-name="Internet_20_link" text:visited-style-name="Visited_20_Internet_20_Link"><text:span text:style-name="T18">Mockito verify</text:span></text:a><text:span text:style-name="T11">() method checks that a method is called with the right parameters. It does not check the result of a method call like assert method. The below example demonstrates the usage of verify() method:</text:span></text:p>
      <text:p text:style-name="P11"><text:soft-page-break/><text:span text:style-name="T7"/></text:p>
      <text:p text:style-name="P11"><text:span text:style-name="T7">package com.journaldev.mockito;</text:span></text:p>
      <text:p text:style-name="P11"><text:span text:style-name="T7"/></text:p>
      <text:p text:style-name="P11"><text:span text:style-name="T7">import static org.mockito.Mockito.verify;</text:span></text:p>
      <text:p text:style-name="P11"><text:span text:style-name="T7"/></text:p>
      <text:p text:style-name="P11"><text:span text:style-name="T7">import java.util.List;</text:span></text:p>
      <text:p text:style-name="P11"><text:span text:style-name="T7"/></text:p>
      <text:p text:style-name="P11"><text:span text:style-name="T7">import org.junit.jupiter.api.Test;</text:span></text:p>
      <text:p text:style-name="P11"><text:span text:style-name="T7">import org.mockito.Mockito;</text:span></text:p>
      <text:p text:style-name="P11"><text:span text:style-name="T7">import org.mockito.internal.verification.VerificationModeFactory;</text:span></text:p>
      <text:p text:style-name="P11"><text:span text:style-name="T7"/></text:p>
      <text:p text:style-name="P11"><text:span text:style-name="T7">public class VerifyInteractionTest {</text:span></text:p>
      <text:p text:style-name="P11"><text:span text:style-name="T7"><text:tab/>@Test</text:span></text:p>
      <text:p text:style-name="P11"><text:span text:style-name="T7"><text:tab/>public void testMethod() {</text:span></text:p>
      <text:p text:style-name="P11"><text:span text:style-name="T7"><text:tab/><text:tab/>@SuppressWarnings("unchecked")</text:span></text:p>
      <text:p text:style-name="P11"><text:span text:style-name="T7"><text:tab/><text:tab/>List&lt;String&gt; mockedList = Mockito.mock(List.class);</text:span></text:p>
      <text:p text:style-name="P11"><text:span text:style-name="T7"/></text:p>
      <text:p text:style-name="P11"><text:span text:style-name="T7"><text:tab/><text:tab/>mockedList.add("first-element");</text:span></text:p>
      <text:p text:style-name="P11"><text:span text:style-name="T7"><text:tab/><text:tab/>mockedList.add("second-element");</text:span></text:p>
      <text:p text:style-name="P11"><text:span text:style-name="T7"><text:tab/><text:tab/>mockedList.add("third-element");</text:span></text:p>
      <text:p text:style-name="P11"><text:span text:style-name="T7"><text:tab/><text:tab/>mockedList.add("third-element");</text:span></text:p>
      <text:p text:style-name="P11"><text:span text:style-name="T7"><text:tab/><text:tab/>mockedList.clear();</text:span></text:p>
      <text:p text:style-name="P11"><text:span text:style-name="T7"/></text:p>
      <text:p text:style-name="P11"><text:span text:style-name="T7"><text:tab/><text:tab/>verify(mockedList).add("first-element");</text:span></text:p>
      <text:p text:style-name="P11"><text:span text:style-name="T7"><text:tab/><text:tab/>verify(mockedList).add("second-element");</text:span></text:p>
      <text:p text:style-name="P11"><text:span text:style-name="T7"><text:tab/><text:tab/>verify(mockedList, VerificationModeFactory.times(2)).add("third-element");</text:span></text:p>
      <text:p text:style-name="P11"><text:span text:style-name="T7"/></text:p>
      <text:p text:style-name="P11"><text:span text:style-name="T7"><text:tab/><text:tab/>verify(mockedList).clear();</text:span></text:p>
      <text:p text:style-name="P11"><text:span text:style-name="T7"><text:tab/>}</text:span></text:p>
      <text:p text:style-name="P11"><text:span text:style-name="T7"/></text:p>
      <text:p text:style-name="P11"><text:span text:style-name="T7">}</text:span></text:p>
      <text:p text:style-name="P11"><text:span text:style-name="T7"/></text:p>
      <text:p text:style-name="P13"><text:span text:style-name="T8">3. </text:span><text:bookmark text:name="mockito-stub-concrete-class"/><text:span text:style-name="T14">Mockito Stub Concrete Class</text:span></text:p>
      <text:p text:style-name="P12"><text:span text:style-name="T7"/></text:p>
      <text:p text:style-name="P12"><text:span text:style-name="T7"/></text:p>
      <text:p text:style-name="P12"><text:span text:style-name="T7">package com.journaldev.mockito;</text:span></text:p>
      <text:p text:style-name="P12"><text:span text:style-name="T7"/></text:p>
      <text:p text:style-name="P12"><text:span text:style-name="T7">import static org.mockito.Mockito.mock;</text:span></text:p>
      <text:p text:style-name="P12"><text:span text:style-name="T7">import static org.mockito.Mockito.when;</text:span></text:p>
      <text:p text:style-name="P12"><text:span text:style-name="T7"/></text:p>
      <text:p text:style-name="P12"><text:span text:style-name="T7">import java.util.ArrayList;</text:span></text:p>
      <text:p text:style-name="P12"><text:span text:style-name="T7"/></text:p>
      <text:p text:style-name="P12"><text:span text:style-name="T7">import org.junit.jupiter.api.Test;</text:span></text:p>
      <text:p text:style-name="P12"><text:span text:style-name="T7">import static org.junit.jupiter.api.Assertions.assertEquals;</text:span></text:p>
      <text:p text:style-name="P12"><text:span text:style-name="T7"/></text:p>
      <text:p text:style-name="P12"><text:span text:style-name="T7">public class MockSingleElementTest {</text:span></text:p>
      <text:p text:style-name="P12"><text:span text:style-name="T7"><text:tab/>@SuppressWarnings("unchecked")</text:span></text:p>
      <text:p text:style-name="P12"><text:soft-page-break/><text:span text:style-name="T7"><text:tab/>@Test</text:span></text:p>
      <text:p text:style-name="P12"><text:span text:style-name="T7"><text:tab/>public void testMethod() {</text:span></text:p>
      <text:p text:style-name="P12"><text:span text:style-name="T7"><text:tab/><text:tab/>ArrayList mockedList = mock(ArrayList.class);</text:span></text:p>
      <text:p text:style-name="P12"><text:span text:style-name="T7"/></text:p>
      <text:p text:style-name="P12"><text:span text:style-name="T7"><text:tab/><text:tab/>when(mockedList.get(0)).thenReturn("first-element");</text:span></text:p>
      <text:p text:style-name="P12"><text:span text:style-name="T7"/></text:p>
      <text:p text:style-name="P12"><text:span text:style-name="T7"><text:tab/><text:tab/>System.out.println(mockedList.get(0));</text:span></text:p>
      <text:p text:style-name="P12"><text:span text:style-name="T7"><text:tab/><text:tab/>assertEquals("first-element", mockedList.get(0));</text:span></text:p>
      <text:p text:style-name="P12"><text:span text:style-name="T7"><text:tab/><text:tab/></text:span></text:p>
      <text:p text:style-name="P12"><text:span text:style-name="T7"><text:tab/><text:tab/>// "null" gets printed as get(1) is not stubbed</text:span></text:p>
      <text:p text:style-name="P12"><text:span text:style-name="T7"><text:tab/><text:tab/>System.out.println(mockedList.get(1));</text:span></text:p>
      <text:p text:style-name="P12"><text:span text:style-name="T7"><text:tab/>}</text:span></text:p>
      <text:p text:style-name="P12"><text:span text:style-name="T7"/></text:p>
      <text:p text:style-name="P12"><text:span text:style-name="T7">}</text:span></text:p>
      <text:p text:style-name="P12"><text:span text:style-name="T7"/></text:p>
      <text:p text:style-name="P14"><text:span text:style-name="T7">３. Mockito Spy</text:span></text:p>
      <text:p text:style-name="P14"><text:span text:style-name="T7"/></text:p>
      <text:p text:style-name="P15"><text:span text:style-name="T19">When you call the method of a spied object, the real method will be called, unless a predefined behavior was defined. Using spy we can define a behavior by using when() – theReturn() functions or can invoke real implementation.</text:span></text:p>
      <text:p text:style-name="P15"><text:span text:style-name="T7"/></text:p>
      <text:p text:style-name="P15"><text:span text:style-name="T19">package com.journaldev.mockito;</text:span></text:p>
      <text:p text:style-name="P15"><text:span text:style-name="T19"/></text:p>
      <text:p text:style-name="P15"><text:span text:style-name="T19">import static org.junit.jupiter.api.Assertions.assertEquals;</text:span></text:p>
      <text:p text:style-name="P15"><text:span text:style-name="T19">import static org.mockito.Mockito.spy;</text:span></text:p>
      <text:p text:style-name="P15"><text:span text:style-name="T19">import static org.mockito.Mockito.when;</text:span></text:p>
      <text:p text:style-name="P15"><text:span text:style-name="T19"/></text:p>
      <text:p text:style-name="P15"><text:span text:style-name="T19">import java.util.ArrayList;</text:span></text:p>
      <text:p text:style-name="P15"><text:span text:style-name="T19">import java.util.List;</text:span></text:p>
      <text:p text:style-name="P15"><text:span text:style-name="T19"/></text:p>
      <text:p text:style-name="P15"><text:span text:style-name="T19">import org.junit.jupiter.api.Test;</text:span></text:p>
      <text:p text:style-name="P15"><text:span text:style-name="T19"/></text:p>
      <text:p text:style-name="P15"><text:span text:style-name="T19">public class MockitoSpyTest {</text:span></text:p>
      <text:p text:style-name="P15"><text:span text:style-name="T19"/></text:p>
      <text:p text:style-name="P15"><text:span text:style-name="T19"><text:tab/>@Test</text:span></text:p>
      <text:p text:style-name="P15"><text:span text:style-name="T19"><text:tab/>public void testMethod() {</text:span></text:p>
      <text:p text:style-name="P15"><text:span text:style-name="T19"><text:tab/><text:tab/>List&lt;String&gt; list = new ArrayList&lt;&gt;();</text:span></text:p>
      <text:p text:style-name="P15"><text:span text:style-name="T19"><text:tab/><text:tab/>List&lt;String&gt; listSpy = spy(list);</text:span></text:p>
      <text:p text:style-name="P15"><text:span text:style-name="T19"/></text:p>
      <text:p text:style-name="P15"><text:span text:style-name="T19"><text:tab/><text:tab/>listSpy.add("first-element");</text:span></text:p>
      <text:p text:style-name="P15"><text:span text:style-name="T19"><text:tab/><text:tab/>System.out.println(listSpy.get(0));</text:span></text:p>
      <text:p text:style-name="P15"><text:span text:style-name="T19"/></text:p>
      <text:p text:style-name="P15"><text:span text:style-name="T19"><text:tab/><text:tab/>assertEquals("first-element", listSpy.get(0));</text:span></text:p>
      <text:p text:style-name="P15"><text:span text:style-name="T19"><text:tab/><text:tab/>when(listSpy.get(0)).thenReturn("second-element");</text:span></text:p>
      <text:p text:style-name="P15"><text:span text:style-name="T19"><text:tab/><text:tab/>System.out.println(listSpy.get(0));</text:span></text:p>
      <text:p text:style-name="P15"><text:span text:style-name="T19"><text:tab/><text:tab/>assertEquals("second-element", listSpy.get(0));</text:span></text:p>
      <text:p text:style-name="P15"><text:span text:style-name="T19"><text:tab/>}</text:span></text:p>
      <text:p text:style-name="P15"><text:soft-page-break/><text:span text:style-name="T19"/></text:p>
      <text:p text:style-name="P15"><text:span text:style-name="T19">}</text:span></text:p>
      <text:p text:style-name="P15"><text:span text:style-name="T19"/></text:p>
      <text:p text:style-name="P16"><text:span text:style-name="T19">TODO</text:span></text:p>
      <text:p text:style-name="P16"><text:span text:style-name="T19"/></text:p>
      <text:p text:style-name="P16"><text:span text:style-name="T19">https://javacodehouse.com/blog/mockito-tutori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Raleway" svg:font-family="Raleway, sans-serif"/>
    <style:font-face style:name="monospace" svg:font-family="monospace,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1T01:14:08.009290227</meta:creation-date>
    <meta:generator>LibreOffice/6.0.3.2$Linux_X86_64 LibreOffice_project/00m0$Build-2</meta:generator>
    <dc:date>2018-11-11T01:34:56.395053333</dc:date>
    <meta:editing-duration>PT17M14S</meta:editing-duration>
    <meta:editing-cycles>32</meta:editing-cycles>
    <meta:document-statistic meta:table-count="0" meta:image-count="0" meta:object-count="0" meta:page-count="5" meta:paragraph-count="121" meta:word-count="476" meta:character-count="4562" meta:non-whitespace-character-count="4100"/>
  </office:meta>
</office:document-meta>
</file>